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0.0154in double #000000" style:border-line-width-right="0.0008in 0.0138in 0.0008in" fo:border-top="none"/>
    </style:style>
    <style:style style:name="ce3" style:family="table-cell" style:parent-style-name="Default">
      <style:table-cell-properties fo:border-bottom="none" fo:border-left="none" fo:border-right="0.0138in solid #000000" fo:border-top="none"/>
    </style:style>
    <style:style style:name="ce4" style:family="table-cell" style:parent-style-name="Default">
      <style:table-cell-properties fo:border-bottom="none" fo:border-left="none" fo:border-right="0.0071in solid #000000" fo:border-top="none"/>
    </style:style>
    <style:style style:name="ce5" style:family="table-cell" style:parent-style-name="Default">
      <style:table-cell-properties fo:border-bottom="none" fo:border-left="0.0138in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1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easurement Study</text:p>
          </table:table-cell>
          <table:table-cell table:number-columns-repeated="2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bject</text:p>
          </table:table-cell>
          <table:table-cell office:value-type="string">
            <text:p>Dimensions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office:value-type="string">
            <text:p>Performance Measurem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9"/>
          <table:table-cell office:value-type="string">
            <text:p>Diameter</text:p>
          </table:table-cell>
          <table:table-cell office:value-type="string">
            <text:p>Reference point</text:p>
          </table:table-cell>
          <table:table-cell table:number-columns-repeated="2"/>
          <table:table-cell office:value-type="string">
            <text:p>Instrument Distance from fiducial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ponge</text:p>
          </table:table-cell>
          <table:table-cell office:value-type="float" office:value="88.9">
            <text:p>88.9</text:p>
          </table:table-cell>
          <table:table-cell office:value-type="float" office:value="47.62">
            <text:p>47.62</text:p>
          </table:table-cell>
          <table:table-cell office:value-type="float" office:value="17.4">
            <text:p>17.4</text:p>
          </table:table-cell>
          <table:table-cell table:number-columns-repeated="18"/>
          <table:table-cell office:value-type="string">
            <text:p>Ball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Mean FPS</text:p>
          </table:table-cell>
          <table:table-cell office:value-type="string">
            <text:p>Mean Volume dimensions</text:p>
          </table:table-cell>
          <table:table-cell table:number-columns-repeated="2"/>
          <table:table-cell office:value-type="string">
            <text:p>Min FPS</text:p>
          </table:table-cell>
          <table:table-cell office:value-type="string">
            <text:p>Max volume dimension</text:p>
          </table:table-cell>
          <table:table-cell table:number-columns-repeated="2"/>
          <table:table-cell office:value-type="string">
            <text:p>Max FPS</text:p>
          </table:table-cell>
          <table:table-cell office:value-type="string">
            <text:p>Min volume dimensions</text:p>
          </table:table-cell>
          <table:table-cell table:number-columns-repeated="2"/>
        </table:table-row>
        <table:table-row table:style-name="ro2">
          <table:table-cell table:number-columns-repeated="26"/>
          <table:table-cell office:value-type="string">
            <text:p>Referenz</text:p>
          </table:table-cell>
          <table:table-cell table:number-columns-repeated="2"/>
          <table:table-cell office:value-type="string">
            <text:p>Right upper</text:p>
          </table:table-cell>
          <table:table-cell table:number-columns-repeated="2"/>
          <table:table-cell office:value-type="string">
            <text:p>Right lower</text:p>
          </table:table-cell>
          <table:table-cell table:number-columns-repeated="2"/>
          <table:table-cell office:value-type="string">
            <text:p>Left lower</text:p>
          </table:table-cell>
          <table:table-cell table:number-columns-repeated="2"/>
          <table:table-cell office:value-type="string">
            <text:p>Left upp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number-columns-repeated="2"/>
          <table:table-cell office:value-type="string">
            <text:p>Distance Sponge – Field Generator</text:p>
          </table:table-cell>
          <table:table-cell table:number-columns-repeated="2"/>
          <table:table-cell table:formula="oooc:= 25.4 * 5" office:value-type="float" office:value="127">
            <text:p>127</text:p>
          </table:table-cell>
          <table:table-cell table:number-columns-repeated="20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teration</text:p>
          </table:table-cell>
          <table:table-cell office:value-type="string">
            <text:p>Measured</text:p>
          </table:table-cell>
          <table:table-cell table:number-columns-repeated="2"/>
          <table:table-cell office:value-type="string">
            <text:p>Right upper corner </text:p>
          </table:table-cell>
          <table:table-cell table:number-columns-repeated="2"/>
          <table:table-cell office:value-type="string">
            <text:p>Right lower corner</text:p>
          </table:table-cell>
          <table:table-cell table:number-columns-repeated="2"/>
          <table:table-cell office:value-type="string">
            <text:p>Right lower lower corner</text:p>
          </table:table-cell>
          <table:table-cell table:number-columns-repeated="2"/>
          <table:table-cell office:value-type="string">
            <text:p>Left lower corner</text:p>
          </table:table-cell>
          <table:table-cell table:number-columns-repeated="2"/>
          <table:table-cell office:value-type="string">
            <text:p>Ball right</text:p>
          </table:table-cell>
          <table:table-cell table:number-columns-repeated="2"/>
          <table:table-cell office:value-type="string">
            <text:p>Ball left</text:p>
          </table:table-cell>
          <table:table-cell table:number-columns-repeated="4"/>
          <table:table-cell office:value-type="float" office:value="25.563549">
            <text:p>25.56</text:p>
          </table:table-cell>
          <table:table-cell office:value-type="float" office:value="-150.055">
            <text:p>-150.06</text:p>
          </table:table-cell>
          <table:table-cell office:value-type="float" office:value="-47.059914">
            <text:p>-47.0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7.34">
            <text:p>87.34</text:p>
          </table:table-cell>
          <table:table-cell office:value-type="float" office:value="47.97">
            <text:p>47.97</text:p>
          </table:table-cell>
          <table:table-cell office:value-type="float" office:value="18.88">
            <text:p>18.88</text:p>
          </table:table-cell>
          <table:table-cell office:value-type="float" office:value="25.37">
            <text:p>25.37</text:p>
          </table:table-cell>
          <table:table-cell office:value-type="float" office:value="-149.96">
            <text:p>-149.96</text:p>
          </table:table-cell>
          <table:table-cell office:value-type="float" office:value="-47.61">
            <text:p>-47.61</text:p>
          </table:table-cell>
          <table:table-cell office:value-type="float" office:value="-22.45">
            <text:p>-22.45</text:p>
          </table:table-cell>
          <table:table-cell office:value-type="float" office:value="-151.64">
            <text:p>-151.64</text:p>
          </table:table-cell>
          <table:table-cell office:value-type="float" office:value="-43.3">
            <text:p>-43.3</text:p>
          </table:table-cell>
          <table:table-cell office:value-type="float" office:value="-26.92">
            <text:p>-26.92</text:p>
          </table:table-cell>
          <table:table-cell office:value-type="float" office:value="-151.19">
            <text:p>-151.19</text:p>
          </table:table-cell>
          <table:table-cell office:value-type="float" office:value="-61.4">
            <text:p>-61.4</text:p>
          </table:table-cell>
          <table:table-cell office:value-type="float" office:value="-23.14">
            <text:p>-23.14</text:p>
          </table:table-cell>
          <table:table-cell office:value-type="float" office:value="-64.388">
            <text:p>-64.39</text:p>
          </table:table-cell>
          <table:table-cell office:value-type="float" office:value="-46.87">
            <text:p>-46.87</text:p>
          </table:table-cell>
          <table:table-cell office:value-type="float" office:value="2.44">
            <text:p>2.44</text:p>
          </table:table-cell>
          <table:table-cell office:value-type="float" office:value="-123.84">
            <text:p>-123.84</text:p>
          </table:table-cell>
          <table:table-cell office:value-type="float" office:value="-46.67">
            <text:p>-46.67</text:p>
          </table:table-cell>
          <table:table-cell office:value-type="float" office:value="1.97">
            <text:p>1.97</text:p>
          </table:table-cell>
          <table:table-cell office:value-type="float" office:value="-102.64">
            <text:p>-102.64</text:p>
          </table:table-cell>
          <table:table-cell office:value-type="float" office:value="-47.02">
            <text:p>-47.02</text:p>
          </table:table-cell>
          <table:table-cell/>
          <table:table-cell office:value-type="float" office:value="21.2">
            <text:p>21.2</text:p>
          </table:table-cell>
          <table:table-cell office:value-type="float" office:value="25.563549">
            <text:p>25.56</text:p>
          </table:table-cell>
          <table:table-cell office:value-type="float" office:value="-150.055">
            <text:p>-150.06</text:p>
          </table:table-cell>
          <table:table-cell office:value-type="float" office:value="-47.059914">
            <text:p>-47.06</text:p>
          </table:table-cell>
          <table:table-cell office:value-type="float" office:value="24.99">
            <text:p>24.99</text:p>
          </table:table-cell>
          <table:table-cell office:value-type="float" office:value="-150.01">
            <text:p>-150.01</text:p>
          </table:table-cell>
          <table:table-cell office:value-type="float" office:value="-47.38">
            <text:p>-47.38</text:p>
          </table:table-cell>
          <table:table-cell office:value-type="float" office:value="-19.78">
            <text:p>-19.78</text:p>
          </table:table-cell>
          <table:table-cell office:value-type="float" office:value="-150.7">
            <text:p>-150.7</text:p>
          </table:table-cell>
          <table:table-cell office:value-type="float" office:value="-45.84">
            <text:p>-45.84</text:p>
          </table:table-cell>
          <table:table-cell office:value-type="float" office:value="-20.24">
            <text:p>-20.24</text:p>
          </table:table-cell>
          <table:table-cell office:value-type="float" office:value="-67.97">
            <text:p>-67.97</text:p>
          </table:table-cell>
          <table:table-cell office:value-type="float" office:value="-52.27">
            <text:p>-52.27</text:p>
          </table:table-cell>
          <table:table-cell office:value-type="float" office:value="24.12">
            <text:p>24.12</text:p>
          </table:table-cell>
          <table:table-cell office:value-type="float" office:value="-68.21">
            <text:p>-68.21</text:p>
          </table:table-cell>
          <table:table-cell office:value-type="float" office:value="-56.21">
            <text:p>-56.21</text:p>
          </table:table-cell>
          <table:table-cell office:value-type="float" office:value="14.4717">
            <text:p>14.47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97">
            <text:p>197</text:p>
          </table:table-cell>
          <table:table-cell office:value-type="float" office:value="7.3419">
            <text:p>7.34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18.9442">
            <text:p>18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84.89">
            <text:p>84.89</text:p>
          </table:table-cell>
          <table:table-cell office:value-type="float" office:value="48.3136">
            <text:p>48.31</text:p>
          </table:table-cell>
          <table:table-cell office:value-type="float" office:value="20.1521">
            <text:p>20.15</text:p>
          </table:table-cell>
          <table:table-cell office:value-type="float" office:value="22.24">
            <text:p>22.24</text:p>
          </table:table-cell>
          <table:table-cell office:value-type="float" office:value="-151.37">
            <text:p>-151.37</text:p>
          </table:table-cell>
          <table:table-cell office:value-type="float" office:value="-47.58">
            <text:p>-47.58</text:p>
          </table:table-cell>
          <table:table-cell office:value-type="float" office:value="-25.86">
            <text:p>-25.86</text:p>
          </table:table-cell>
          <table:table-cell office:value-type="float" office:value="-149.74">
            <text:p>-149.74</text:p>
          </table:table-cell>
          <table:table-cell office:value-type="float" office:value="-43.53">
            <text:p>-43.53</text:p>
          </table:table-cell>
          <table:table-cell office:value-type="float" office:value="-28.74">
            <text:p>-28.74</text:p>
          </table:table-cell>
          <table:table-cell office:value-type="float" office:value="-148.28">
            <text:p>-148.28</text:p>
          </table:table-cell>
          <table:table-cell office:value-type="float" office:value="-63.42">
            <text:p>-63.42</text:p>
          </table:table-cell>
          <table:table-cell office:value-type="float" office:value="-25.89">
            <text:p>-25.89</text:p>
          </table:table-cell>
          <table:table-cell office:value-type="float" office:value="-64.924">
            <text:p>-64.92</text:p>
          </table:table-cell>
          <table:table-cell office:value-type="float" office:value="-47.04">
            <text:p>-47.04</text:p>
          </table:table-cell>
          <table:table-cell office:value-type="float" office:value="-0.249">
            <text:p>-0.25</text:p>
          </table:table-cell>
          <table:table-cell office:value-type="float" office:value="-121.5">
            <text:p>-121.5</text:p>
          </table:table-cell>
          <table:table-cell office:value-type="float" office:value="-46.66">
            <text:p>-46.66</text:p>
          </table:table-cell>
          <table:table-cell office:value-type="float" office:value="-0.692">
            <text:p>-0.69</text:p>
          </table:table-cell>
          <table:table-cell office:value-type="float" office:value="-102.87">
            <text:p>-102.87</text:p>
          </table:table-cell>
          <table:table-cell office:value-type="float" office:value="-47.05">
            <text:p>-47.05</text:p>
          </table:table-cell>
          <table:table-cell table:number-columns-repeated="5"/>
          <table:table-cell office:value-type="float" office:value="23.13">
            <text:p>23.13</text:p>
          </table:table-cell>
          <table:table-cell office:value-type="float" office:value="151.6">
            <text:p>151.6</text:p>
          </table:table-cell>
          <table:table-cell office:value-type="float" office:value="-47.13">
            <text:p>-47.13</text:p>
          </table:table-cell>
          <table:table-cell office:value-type="float" office:value="-19.35">
            <text:p>-19.35</text:p>
          </table:table-cell>
          <table:table-cell office:value-type="float" office:value="-152.7">
            <text:p>-152.7</text:p>
          </table:table-cell>
          <table:table-cell office:value-type="float" office:value="-46.78">
            <text:p>-46.78</text:p>
          </table:table-cell>
          <table:table-cell office:value-type="float" office:value="-20.19">
            <text:p>-20.19</text:p>
          </table:table-cell>
          <table:table-cell office:value-type="float" office:value="-67.95">
            <text:p>-67.95</text:p>
          </table:table-cell>
          <table:table-cell office:value-type="float" office:value="-53.43">
            <text:p>-53.43</text:p>
          </table:table-cell>
          <table:table-cell office:value-type="float" office:value="24.51">
            <text:p>24.51</text:p>
          </table:table-cell>
          <table:table-cell office:value-type="float" office:value="-67.06">
            <text:p>-67.06</text:p>
          </table:table-cell>
          <table:table-cell office:value-type="float" office:value="-55.21">
            <text:p>-55.21</text:p>
          </table:table-cell>
          <table:table-cell office:value-type="float" office:value="14.74">
            <text:p>14.74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4.69">
            <text:p>4.69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7.3">
            <text:p>17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87.17">
            <text:p>87.17</text:p>
          </table:table-cell>
          <table:table-cell office:value-type="float" office:value="49.5699">
            <text:p>49.57</text:p>
          </table:table-cell>
          <table:table-cell office:value-type="float" office:value="18.27">
            <text:p>18.27</text:p>
          </table:table-cell>
          <table:table-cell office:value-type="float" office:value="24.5">
            <text:p>24.5</text:p>
          </table:table-cell>
          <table:table-cell office:value-type="float" office:value="-150.4">
            <text:p>-150.4</text:p>
          </table:table-cell>
          <table:table-cell office:value-type="float" office:value="47.58">
            <text:p>47.58</text:p>
          </table:table-cell>
          <table:table-cell office:value-type="float" office:value="-24.89">
            <text:p>-24.89</text:p>
          </table:table-cell>
          <table:table-cell office:value-type="float" office:value="-149.76">
            <text:p>-149.76</text:p>
          </table:table-cell>
          <table:table-cell office:value-type="float" office:value="-43.53">
            <text:p>-43.53</text:p>
          </table:table-cell>
          <table:table-cell office:value-type="float" office:value="-28.74">
            <text:p>-28.74</text:p>
          </table:table-cell>
          <table:table-cell office:value-type="float" office:value="-148.57">
            <text:p>-148.57</text:p>
          </table:table-cell>
          <table:table-cell office:value-type="float" office:value="-61.35">
            <text:p>-61.35</text:p>
          </table:table-cell>
          <table:table-cell office:value-type="float" office:value="-25.56">
            <text:p>-25.56</text:p>
          </table:table-cell>
          <table:table-cell office:value-type="float" office:value="-62.67">
            <text:p>-62.67</text:p>
          </table:table-cell>
          <table:table-cell office:value-type="float" office:value="-47.04">
            <text:p>-47.04</text:p>
          </table:table-cell>
          <table:table-cell office:value-type="float" office:value="2.255">
            <text:p>2.26</text:p>
          </table:table-cell>
          <table:table-cell office:value-type="float" office:value="-123">
            <text:p>-123</text:p>
          </table:table-cell>
          <table:table-cell office:value-type="float" office:value="-46.66">
            <text:p>-46.66</text:p>
          </table:table-cell>
          <table:table-cell office:value-type="float" office:value="2.472">
            <text:p>2.47</text:p>
          </table:table-cell>
          <table:table-cell office:value-type="float" office:value="101.2">
            <text:p>101.2</text:p>
          </table:table-cell>
          <table:table-cell office:value-type="float" office:value="-47.05">
            <text:p>-47.05</text:p>
          </table:table-cell>
          <table:table-cell table:number-columns-repeated="5"/>
          <table:table-cell office:value-type="float" office:value="26.32">
            <text:p>26.32</text:p>
          </table:table-cell>
          <table:table-cell office:value-type="float" office:value="-151.2">
            <text:p>-151.2</text:p>
          </table:table-cell>
          <table:table-cell office:value-type="float" office:value="-46.6">
            <text:p>-46.6</text:p>
          </table:table-cell>
          <table:table-cell office:value-type="float" office:value="-20.3">
            <text:p>-20.3</text:p>
          </table:table-cell>
          <table:table-cell office:value-type="float" office:value="-152.3">
            <text:p>-152.3</text:p>
          </table:table-cell>
          <table:table-cell office:value-type="float" office:value="-45.7">
            <text:p>-45.7</text:p>
          </table:table-cell>
          <table:table-cell office:value-type="float" office:value="-20.2">
            <text:p>-20.2</text:p>
          </table:table-cell>
          <table:table-cell office:value-type="float" office:value="-69.2">
            <text:p>-69.2</text:p>
          </table:table-cell>
          <table:table-cell office:value-type="float" office:value="-53.1">
            <text:p>-53.1</text:p>
          </table:table-cell>
          <table:table-cell office:value-type="float" office:value="24.6">
            <text:p>24.6</text:p>
          </table:table-cell>
          <table:table-cell office:value-type="float" office:value="-67.78">
            <text:p>-67.78</text:p>
          </table:table-cell>
          <table:table-cell office:value-type="float" office:value="-55.43">
            <text:p>-55.43</text:p>
          </table:table-cell>
          <table:table-cell office:value-type="float" office:value="15.37">
            <text:p>15.37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153">
            <text:p>153</text:p>
          </table:table-cell>
          <table:table-cell office:value-type="float" office:value="1.803">
            <text:p>1.8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237">
            <text:p>237</text:p>
          </table:table-cell>
          <table:table-cell office:value-type="float" office:value="19.7279">
            <text:p>19.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8.3047">
            <text:p>88.3</text:p>
          </table:table-cell>
          <table:table-cell office:value-type="float" office:value="47.8699">
            <text:p>47.87</text:p>
          </table:table-cell>
          <table:table-cell office:value-type="float" office:value="18.32">
            <text:p>18.32</text:p>
          </table:table-cell>
          <table:table-cell office:value-type="float" office:value="24.5">
            <text:p>24.5</text:p>
          </table:table-cell>
          <table:table-cell office:value-type="float" office:value="-150.4">
            <text:p>-150.4</text:p>
          </table:table-cell>
          <table:table-cell office:value-type="float" office:value="-47.58">
            <text:p>-47.58</text:p>
          </table:table-cell>
          <table:table-cell office:value-type="float" office:value="-22.84">
            <text:p>-22.84</text:p>
          </table:table-cell>
          <table:table-cell office:value-type="float" office:value="-144.64">
            <text:p>-144.64</text:p>
          </table:table-cell>
          <table:table-cell office:value-type="float" office:value="-43.53">
            <text:p>-43.53</text:p>
          </table:table-cell>
          <table:table-cell office:value-type="float" office:value="-22.4">
            <text:p>-22.4</text:p>
          </table:table-cell>
          <table:table-cell office:value-type="float" office:value="-149.29">
            <text:p>-149.29</text:p>
          </table:table-cell>
          <table:table-cell office:value-type="float" office:value="-61.25">
            <text:p>-61.25</text:p>
          </table:table-cell>
          <table:table-cell office:value-type="float" office:value="-19.37">
            <text:p>-19.37</text:p>
          </table:table-cell>
          <table:table-cell office:value-type="float" office:value="-56.48">
            <text:p>-56.48</text:p>
          </table:table-cell>
          <table:table-cell office:value-type="float" office:value="47.04">
            <text:p>47.04</text:p>
          </table:table-cell>
          <table:table-cell office:value-type="float" office:value="4.549">
            <text:p>4.55</text:p>
          </table:table-cell>
          <table:table-cell office:value-type="float" office:value="-118.08">
            <text:p>-118.08</text:p>
          </table:table-cell>
          <table:table-cell office:value-type="float" office:value="-46.68">
            <text:p>-46.68</text:p>
          </table:table-cell>
          <table:table-cell office:value-type="float" office:value="4.947">
            <text:p>4.95</text:p>
          </table:table-cell>
          <table:table-cell office:value-type="float" office:value="-97.289">
            <text:p>-97.29</text:p>
          </table:table-cell>
          <table:table-cell office:value-type="float" office:value="-47.05">
            <text:p>-47.05</text:p>
          </table:table-cell>
          <table:table-cell table:number-columns-repeated="5"/>
          <table:table-cell table:number-columns-repeated="12" office:value-type="string">
            <text:p>-</text:p>
          </table:table-cell>
          <table:table-cell office:value-type="float" office:value="16.36">
            <text:p>16.36</text:p>
          </table:table-cell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6.353">
            <text:p>6.35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8.94">
            <text:p>18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8.44">
            <text:p>88.44</text:p>
          </table:table-cell>
          <table:table-cell office:value-type="float" office:value="47.66">
            <text:p>47.66</text:p>
          </table:table-cell>
          <table:table-cell office:value-type="float" office:value="18.84">
            <text:p>18.84</text:p>
          </table:table-cell>
          <table:table-cell office:value-type="float" office:value="25.2">
            <text:p>25.2</text:p>
          </table:table-cell>
          <table:table-cell office:value-type="float" office:value="-147.39">
            <text:p>-147.39</text:p>
          </table:table-cell>
          <table:table-cell office:value-type="float" office:value="-47.42">
            <text:p>-47.42</text:p>
          </table:table-cell>
          <table:table-cell office:value-type="float" office:value="-22.31">
            <text:p>-22.31</text:p>
          </table:table-cell>
          <table:table-cell office:value-type="float" office:value="-146.62">
            <text:p>-146.62</text:p>
          </table:table-cell>
          <table:table-cell office:value-type="float" office:value="-43.63">
            <text:p>-43.63</text:p>
          </table:table-cell>
          <table:table-cell office:value-type="float" office:value="-25.22">
            <text:p>-25.22</text:p>
          </table:table-cell>
          <table:table-cell office:value-type="float" office:value="-147.46">
            <text:p>-147.46</text:p>
          </table:table-cell>
          <table:table-cell office:value-type="float" office:value="-62.23">
            <text:p>-62.23</text:p>
          </table:table-cell>
          <table:table-cell office:value-type="float" office:value="-20.35">
            <text:p>-20.35</text:p>
          </table:table-cell>
          <table:table-cell office:value-type="float" office:value="-58.268">
            <text:p>-58.27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-118.08">
            <text:p>-118.08</text:p>
          </table:table-cell>
          <table:table-cell office:value-type="float" office:value="-46.68">
            <text:p>-46.68</text:p>
          </table:table-cell>
          <table:table-cell office:value-type="float" office:value="4.915">
            <text:p>4.92</text:p>
          </table:table-cell>
          <table:table-cell office:value-type="float" office:value="-95.523">
            <text:p>-95.52</text:p>
          </table:table-cell>
          <table:table-cell office:value-type="float" office:value="-46.96">
            <text:p>-46.96</text:p>
          </table:table-cell>
          <table:table-cell table:number-columns-repeated="5"/>
          <table:table-cell office:value-type="float" office:value="25.4">
            <text:p>25.4</text:p>
          </table:table-cell>
          <table:table-cell office:value-type="float" office:value="-146.9">
            <text:p>-146.9</text:p>
          </table:table-cell>
          <table:table-cell office:value-type="float" office:value="-49.4">
            <text:p>-49.4</text:p>
          </table:table-cell>
          <table:table-cell office:value-type="float" office:value="-20.02">
            <text:p>-20.02</text:p>
          </table:table-cell>
          <table:table-cell office:value-type="float" office:value="-149.3">
            <text:p>-149.3</text:p>
          </table:table-cell>
          <table:table-cell office:value-type="float" office:value="-44.7">
            <text:p>-44.7</text:p>
          </table:table-cell>
          <table:table-cell office:value-type="float" office:value="-18.17">
            <text:p>-18.17</text:p>
          </table:table-cell>
          <table:table-cell office:value-type="float" office:value="-67.41">
            <text:p>-67.41</text:p>
          </table:table-cell>
          <table:table-cell office:value-type="float" office:value="-56.17">
            <text:p>-56.17</text:p>
          </table:table-cell>
          <table:table-cell office:value-type="float" office:value="32.3">
            <text:p>32.3</text:p>
          </table:table-cell>
          <table:table-cell office:value-type="float" office:value="-63.4">
            <text:p>-63.4</text:p>
          </table:table-cell>
          <table:table-cell office:value-type="float" office:value="-57.23">
            <text:p>-57.23</text:p>
          </table:table-cell>
          <table:table-cell office:value-type="float" office:value="29.87">
            <text:p>29.87</text:p>
          </table:table-cell>
          <table:table-cell office:value-type="float" office:value="52">
            <text:p>5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22.59">
            <text:p>22.59</text:p>
          </table:table-cell>
          <table:table-cell office:value-type="float" office:value="57">
            <text:p>57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31.54">
            <text:p>31.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7h07</text:p>
          </table:table-cell>
          <table:table-cell office:value-type="float" office:value="6">
            <text:p>6</text:p>
          </table:table-cell>
          <table:table-cell office:value-type="float" office:value="87.54">
            <text:p>87.54</text:p>
          </table:table-cell>
          <table:table-cell office:value-type="float" office:value="49.5281">
            <text:p>49.53</text:p>
          </table:table-cell>
          <table:table-cell office:value-type="float" office:value="18.61">
            <text:p>18.61</text:p>
          </table:table-cell>
          <table:table-cell office:value-type="float" office:value="27.34">
            <text:p>27.34</text:p>
          </table:table-cell>
          <table:table-cell office:value-type="float" office:value="-138.79">
            <text:p>-138.79</text:p>
          </table:table-cell>
          <table:table-cell office:value-type="float" office:value="-47.42">
            <text:p>-47.42</text:p>
          </table:table-cell>
          <table:table-cell office:value-type="float" office:value="-22">
            <text:p>-22</text:p>
          </table:table-cell>
          <table:table-cell office:value-type="float" office:value="-140.52">
            <text:p>-140.52</text:p>
          </table:table-cell>
          <table:table-cell office:value-type="float" office:value="-43.63">
            <text:p>-43.63</text:p>
          </table:table-cell>
          <table:table-cell office:value-type="float" office:value="-22.71">
            <text:p>-22.71</text:p>
          </table:table-cell>
          <table:table-cell office:value-type="float" office:value="-140.53">
            <text:p>-140.53</text:p>
          </table:table-cell>
          <table:table-cell office:value-type="float" office:value="-62.23">
            <text:p>-62.23</text:p>
          </table:table-cell>
          <table:table-cell office:value-type="float" office:value="-22.81">
            <text:p>-22.81</text:p>
          </table:table-cell>
          <table:table-cell office:value-type="float" office:value="-53.05">
            <text:p>-53.05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-108.88">
            <text:p>-108.88</text:p>
          </table:table-cell>
          <table:table-cell office:value-type="float" office:value="-46.68">
            <text:p>-46.68</text:p>
          </table:table-cell>
          <table:table-cell office:value-type="float" office:value="3.68">
            <text:p>3.68</text:p>
          </table:table-cell>
          <table:table-cell office:value-type="float" office:value="-90.309">
            <text:p>-90.31</text:p>
          </table:table-cell>
          <table:table-cell office:value-type="float" office:value="-46.96">
            <text:p>-46.96</text:p>
          </table:table-cell>
          <table:table-cell table:number-columns-repeated="5"/>
          <table:table-cell office:value-type="float" office:value="29.5">
            <text:p>29.5</text:p>
          </table:table-cell>
          <table:table-cell office:value-type="float" office:value="-140.9">
            <text:p>-140.9</text:p>
          </table:table-cell>
          <table:table-cell office:value-type="float" office:value="-46.3">
            <text:p>-46.3</text:p>
          </table:table-cell>
          <table:table-cell office:value-type="float" office:value="-17.3">
            <text:p>-17.3</text:p>
          </table:table-cell>
          <table:table-cell office:value-type="float" office:value="-143.1">
            <text:p>-143.1</text:p>
          </table:table-cell>
          <table:table-cell office:value-type="float" office:value="-48.28">
            <text:p>-48.28</text:p>
          </table:table-cell>
          <table:table-cell office:value-type="float" office:value="-18.42">
            <text:p>-18.42</text:p>
          </table:table-cell>
          <table:table-cell office:value-type="float" office:value="-58.6">
            <text:p>-58.6</text:p>
          </table:table-cell>
          <table:table-cell office:value-type="float" office:value="-54.43">
            <text:p>-54.43</text:p>
          </table:table-cell>
          <table:table-cell office:value-type="float" office:value="32.2">
            <text:p>32.2</text:p>
          </table:table-cell>
          <table:table-cell office:value-type="float" office:value="-56.23">
            <text:p>-56.23</text:p>
          </table:table-cell>
          <table:table-cell office:value-type="float" office:value="-54.3">
            <text:p>-54.3</text:p>
          </table:table-cell>
          <table:table-cell office:value-type="float" office:value="15.94">
            <text:p>15.94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office:value-type="float" office:value="10.09">
            <text:p>10.09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257">
            <text:p>257</text:p>
          </table:table-cell>
          <table:table-cell office:value-type="float" office:value="20.711">
            <text:p>20.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7h21</text:p>
          </table:table-cell>
          <table:table-cell office:value-type="float" office:value="7">
            <text:p>7</text:p>
          </table:table-cell>
          <table:table-cell office:value-type="float" office:value="86.05">
            <text:p>86.05</text:p>
          </table:table-cell>
          <table:table-cell office:value-type="float" office:value="48.99">
            <text:p>48.99</text:p>
          </table:table-cell>
          <table:table-cell office:value-type="float" office:value="18.69">
            <text:p>18.69</text:p>
          </table:table-cell>
          <table:table-cell office:value-type="float" office:value="27.34">
            <text:p>27.34</text:p>
          </table:table-cell>
          <table:table-cell office:value-type="float" office:value="-138.79">
            <text:p>-138.79</text:p>
          </table:table-cell>
          <table:table-cell office:value-type="float" office:value="-47.63">
            <text:p>-47.63</text:p>
          </table:table-cell>
          <table:table-cell office:value-type="float" office:value="-21.5">
            <text:p>-21.5</text:p>
          </table:table-cell>
          <table:table-cell office:value-type="float" office:value="-139.02">
            <text:p>-139.02</text:p>
          </table:table-cell>
          <table:table-cell office:value-type="float" office:value="-43.63">
            <text:p>-43.63</text:p>
          </table:table-cell>
          <table:table-cell office:value-type="float" office:value="-22.71">
            <text:p>-22.71</text:p>
          </table:table-cell>
          <table:table-cell office:value-type="float" office:value="-140.53">
            <text:p>-140.53</text:p>
          </table:table-cell>
          <table:table-cell office:value-type="float" office:value="-62.23">
            <text:p>-62.23</text:p>
          </table:table-cell>
          <table:table-cell office:value-type="float" office:value="-22.81">
            <text:p>-22.81</text:p>
          </table:table-cell>
          <table:table-cell office:value-type="float" office:value="-53.05">
            <text:p>-53.05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108.88">
            <text:p>108.88</text:p>
          </table:table-cell>
          <table:table-cell office:value-type="float" office:value="-46.68">
            <text:p>-46.68</text:p>
          </table:table-cell>
          <table:table-cell office:value-type="float" office:value="3.688">
            <text:p>3.69</text:p>
          </table:table-cell>
          <table:table-cell office:value-type="float" office:value="-90.309">
            <text:p>-90.31</text:p>
          </table:table-cell>
          <table:table-cell office:value-type="float" office:value="-46.96">
            <text:p>-46.96</text:p>
          </table:table-cell>
          <table:table-cell table:number-columns-repeated="5"/>
          <table:table-cell table:number-columns-repeated="12" office:value-type="string">
            <text:p>-</text:p>
          </table:table-cell>
          <table:table-cell office:value-type="float" office:value="13.28">
            <text:p>13.28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94">
            <text:p>194</text:p>
          </table:table-cell>
          <table:table-cell office:value-type="float" office:value="6.91">
            <text:p>6.91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259">
            <text:p>259</text:p>
          </table:table-cell>
          <table:table-cell office:value-type="float" office:value="15.77">
            <text:p>15.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05</text:p>
          </table:table-cell>
          <table:table-cell office:value-type="float" office:value="8">
            <text:p>8</text:p>
          </table:table-cell>
          <table:table-cell office:value-type="float" office:value="86.799">
            <text:p>86.8</text:p>
          </table:table-cell>
          <table:table-cell office:value-type="float" office:value="49.24">
            <text:p>49.24</text:p>
          </table:table-cell>
          <table:table-cell office:value-type="float" office:value="18.363">
            <text:p>18.36</text:p>
          </table:table-cell>
          <table:table-cell office:value-type="float" office:value="27.09">
            <text:p>27.09</text:p>
          </table:table-cell>
          <table:table-cell office:value-type="float" office:value="-139.3">
            <text:p>-139.3</text:p>
          </table:table-cell>
          <table:table-cell office:value-type="float" office:value="-47.42">
            <text:p>-47.42</text:p>
          </table:table-cell>
          <table:table-cell office:value-type="float" office:value="-22">
            <text:p>-22</text:p>
          </table:table-cell>
          <table:table-cell office:value-type="float" office:value="-139.52">
            <text:p>-139.52</text:p>
          </table:table-cell>
          <table:table-cell office:value-type="float" office:value="-43.63">
            <text:p>-43.63</text:p>
          </table:table-cell>
          <table:table-cell office:value-type="float" office:value="-22.71">
            <text:p>-22.71</text:p>
          </table:table-cell>
          <table:table-cell office:value-type="float" office:value="-140.53">
            <text:p>-140.53</text:p>
          </table:table-cell>
          <table:table-cell office:value-type="float" office:value="-62.23">
            <text:p>-62.23</text:p>
          </table:table-cell>
          <table:table-cell office:value-type="float" office:value="-22.06">
            <text:p>-22.06</text:p>
          </table:table-cell>
          <table:table-cell office:value-type="float" office:value="-52.797">
            <text:p>-52.8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-108.88">
            <text:p>-108.88</text:p>
          </table:table-cell>
          <table:table-cell office:value-type="float" office:value="-46.68">
            <text:p>-46.68</text:p>
          </table:table-cell>
          <table:table-cell office:value-type="float" office:value="3.68">
            <text:p>3.68</text:p>
          </table:table-cell>
          <table:table-cell office:value-type="float" office:value="-90.3">
            <text:p>-90.3</text:p>
          </table:table-cell>
          <table:table-cell office:value-type="float" office:value="-46.96">
            <text:p>-46.96</text:p>
          </table:table-cell>
          <table:table-cell table:number-columns-repeated="5"/>
          <table:table-cell office:value-type="float" office:value="30.5">
            <text:p>30.5</text:p>
          </table:table-cell>
          <table:table-cell office:value-type="float" office:value="-141.8">
            <text:p>-141.8</text:p>
          </table:table-cell>
          <table:table-cell office:value-type="float" office:value="50.3">
            <text:p>50.3</text:p>
          </table:table-cell>
          <table:table-cell office:value-type="float" office:value="-18.25">
            <text:p>-18.25</text:p>
          </table:table-cell>
          <table:table-cell office:value-type="float" office:value="-143.9">
            <text:p>-143.9</text:p>
          </table:table-cell>
          <table:table-cell office:value-type="float" office:value="-46.64">
            <text:p>-46.64</text:p>
          </table:table-cell>
          <table:table-cell office:value-type="float" office:value="-18.08">
            <text:p>-18.08</text:p>
          </table:table-cell>
          <table:table-cell office:value-type="float" office:value="-60.91">
            <text:p>-60.91</text:p>
          </table:table-cell>
          <table:table-cell table:style-name="Default" office:value-type="float" office:value="-54.61">
            <text:p>-54.61</text:p>
          </table:table-cell>
          <table:table-cell office:value-type="float" office:value="32.65">
            <text:p>32.65</text:p>
          </table:table-cell>
          <table:table-cell office:value-type="float" office:value="-57.58">
            <text:p>-57.58</text:p>
          </table:table-cell>
          <table:table-cell office:value-type="float" office:value="58.17">
            <text:p>58.17</text:p>
          </table:table-cell>
          <table:table-cell table:number-columns-repeated="12"/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15</text:p>
          </table:table-cell>
          <table:table-cell office:value-type="float" office:value="9">
            <text:p>9</text:p>
          </table:table-cell>
          <table:table-cell office:value-type="float" office:value="87.78">
            <text:p>87.78</text:p>
          </table:table-cell>
          <table:table-cell office:value-type="float" office:value="48.6">
            <text:p>48.6</text:p>
          </table:table-cell>
          <table:table-cell office:value-type="float" office:value="17.74">
            <text:p>17.74</text:p>
          </table:table-cell>
          <table:table-cell office:value-type="float" office:value="27.48">
            <text:p>27.48</text:p>
          </table:table-cell>
          <table:table-cell office:value-type="float" office:value="-141.27">
            <text:p>-141.27</text:p>
          </table:table-cell>
          <table:table-cell office:value-type="float" office:value="-47.61">
            <text:p>-47.61</text:p>
          </table:table-cell>
          <table:table-cell office:value-type="float" office:value="-21.09">
            <text:p>-21.09</text:p>
          </table:table-cell>
          <table:table-cell office:value-type="float" office:value="-139.74">
            <text:p>-139.74</text:p>
          </table:table-cell>
          <table:table-cell office:value-type="float" office:value="-47.44">
            <text:p>-47.44</text:p>
          </table:table-cell>
          <table:table-cell office:value-type="float" office:value="-20.89">
            <text:p>-20.89</text:p>
          </table:table-cell>
          <table:table-cell office:value-type="float" office:value="-140.93">
            <text:p>-140.93</text:p>
          </table:table-cell>
          <table:table-cell office:value-type="float" office:value="-65.14">
            <text:p>-65.14</text:p>
          </table:table-cell>
          <table:table-cell office:value-type="float" office:value="-21.54">
            <text:p>-21.54</text:p>
          </table:table-cell>
          <table:table-cell office:value-type="float" office:value="-52.029">
            <text:p>-52.03</text:p>
          </table:table-cell>
          <table:table-cell office:value-type="float" office:value="-51.09">
            <text:p>-51.09</text:p>
          </table:table-cell>
          <table:table-cell office:value-type="float" office:value="3.556">
            <text:p>3.56</text:p>
          </table:table-cell>
          <table:table-cell office:value-type="float" office:value="-119.79">
            <text:p>-119.79</text:p>
          </table:table-cell>
          <table:table-cell office:value-type="float" office:value="-47.46">
            <text:p>-47.46</text:p>
          </table:table-cell>
          <table:table-cell office:value-type="float" office:value="3.304">
            <text:p>3.3</text:p>
          </table:table-cell>
          <table:table-cell office:value-type="float" office:value="-99.19">
            <text:p>-99.19</text:p>
          </table:table-cell>
          <table:table-cell office:value-type="float" office:value="-47.63">
            <text:p>-47.63</text:p>
          </table:table-cell>
          <table:table-cell table:number-columns-repeated="5"/>
          <table:table-cell table:number-columns-repeated="12" office:value-type="string">
            <text:p>-</text:p>
          </table:table-cell>
          <table:table-cell table:number-columns-repeated="12"/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26</text:p>
          </table:table-cell>
          <table:table-cell office:value-type="float" office:value="10">
            <text:p>10</text:p>
          </table:table-cell>
          <table:table-cell office:value-type="float" office:value="88.95">
            <text:p>88.95</text:p>
          </table:table-cell>
          <table:table-cell office:value-type="float" office:value="47.4454">
            <text:p>47.45</text:p>
          </table:table-cell>
          <table:table-cell office:value-type="float" office:value="19.21">
            <text:p>19.21</text:p>
          </table:table-cell>
          <table:table-cell office:value-type="float" office:value="27.22">
            <text:p>27.22</text:p>
          </table:table-cell>
          <table:table-cell office:value-type="float" office:value="-139.5">
            <text:p>-139.5</text:p>
          </table:table-cell>
          <table:table-cell office:value-type="float" office:value="-47.57">
            <text:p>-47.57</text:p>
          </table:table-cell>
          <table:table-cell office:value-type="float" office:value="-20.17">
            <text:p>-20.17</text:p>
          </table:table-cell>
          <table:table-cell office:value-type="float" office:value="-140.28">
            <text:p>-140.28</text:p>
          </table:table-cell>
          <table:table-cell office:value-type="float" office:value="-45.84">
            <text:p>-45.84</text:p>
          </table:table-cell>
          <table:table-cell office:value-type="float" office:value="-20.87">
            <text:p>-20.87</text:p>
          </table:table-cell>
          <table:table-cell office:value-type="float" office:value="-142.35">
            <text:p>-142.35</text:p>
          </table:table-cell>
          <table:table-cell office:value-type="float" office:value="-64.94">
            <text:p>-64.94</text:p>
          </table:table-cell>
          <table:table-cell office:value-type="float" office:value="-21.54">
            <text:p>-21.54</text:p>
          </table:table-cell>
          <table:table-cell office:value-type="float" office:value="-51.552">
            <text:p>-51.55</text:p>
          </table:table-cell>
          <table:table-cell office:value-type="float" office:value="-51.88">
            <text:p>-51.88</text:p>
          </table:table-cell>
          <table:table-cell office:value-type="float" office:value="6.016">
            <text:p>6.02</text:p>
          </table:table-cell>
          <table:table-cell office:value-type="float" office:value="-109.65">
            <text:p>-109.65</text:p>
          </table:table-cell>
          <table:table-cell office:value-type="float" office:value="-47.46">
            <text:p>-47.46</text:p>
          </table:table-cell>
          <table:table-cell office:value-type="float" office:value="6.067">
            <text:p>6.07</text:p>
          </table:table-cell>
          <table:table-cell office:value-type="float" office:value="-93.356">
            <text:p>-93.36</text:p>
          </table:table-cell>
          <table:table-cell office:value-type="float" office:value="-47.63">
            <text:p>-47.63</text:p>
          </table:table-cell>
          <table:table-cell table:number-columns-repeated="5"/>
          <table:table-cell office:value-type="float" office:value="30.82">
            <text:p>30.82</text:p>
          </table:table-cell>
          <table:table-cell office:value-type="float" office:value="-140.5">
            <text:p>-140.5</text:p>
          </table:table-cell>
          <table:table-cell office:value-type="float" office:value="-48.33">
            <text:p>-48.33</text:p>
          </table:table-cell>
          <table:table-cell table:number-columns-repeated="9" office:value-type="string">
            <text:p>-</text:p>
          </table:table-cell>
          <table:table-cell office:value-type="float" office:value="14.45">
            <text:p>14.45</text:p>
          </table:table-cell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9.977">
            <text:p>9.98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6.74">
            <text:p>16.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49</text:p>
          </table:table-cell>
          <table:table-cell office:value-type="float" office:value="11">
            <text:p>11</text:p>
          </table:table-cell>
          <table:table-cell office:value-type="float" office:value="88.101">
            <text:p>88.1</text:p>
          </table:table-cell>
          <table:table-cell office:value-type="float" office:value="48.21">
            <text:p>48.21</text:p>
          </table:table-cell>
          <table:table-cell office:value-type="float" office:value="19.11">
            <text:p>19.11</text:p>
          </table:table-cell>
          <table:table-cell office:value-type="float" office:value="30.76">
            <text:p>30.76</text:p>
          </table:table-cell>
          <table:table-cell office:value-type="float" office:value="-127.93">
            <text:p>-127.93</text:p>
          </table:table-cell>
          <table:table-cell office:value-type="float" office:value="-47.57">
            <text:p>-47.57</text:p>
          </table:table-cell>
          <table:table-cell office:value-type="float" office:value="-17.4">
            <text:p>-17.4</text:p>
          </table:table-cell>
          <table:table-cell office:value-type="float" office:value="-126.44">
            <text:p>-126.44</text:p>
          </table:table-cell>
          <table:table-cell office:value-type="float" office:value="-45.84">
            <text:p>-45.84</text:p>
          </table:table-cell>
          <table:table-cell office:value-type="float" office:value="-18.26">
            <text:p>-18.26</text:p>
          </table:table-cell>
          <table:table-cell office:value-type="float" office:value="-126.94">
            <text:p>-126.94</text:p>
          </table:table-cell>
          <table:table-cell office:value-type="float" office:value="-64.94">
            <text:p>-64.94</text:p>
          </table:table-cell>
          <table:table-cell office:value-type="float" office:value="-16.7">
            <text:p>-16.7</text:p>
          </table:table-cell>
          <table:table-cell office:value-type="float" office:value="-38.56">
            <text:p>-38.56</text:p>
          </table:table-cell>
          <table:table-cell office:value-type="float" office:value="-51.88">
            <text:p>-51.88</text:p>
          </table:table-cell>
          <table:table-cell office:value-type="float" office:value="8.54">
            <text:p>8.54</text:p>
          </table:table-cell>
          <table:table-cell office:value-type="float" office:value="-95.04">
            <text:p>-95.04</text:p>
          </table:table-cell>
          <table:table-cell office:value-type="float" office:value="-47.46">
            <text:p>-47.46</text:p>
          </table:table-cell>
          <table:table-cell office:value-type="float" office:value="9.09">
            <text:p>9.09</text:p>
          </table:table-cell>
          <table:table-cell office:value-type="float" office:value="-83.022">
            <text:p>-83.02</text:p>
          </table:table-cell>
          <table:table-cell office:value-type="float" office:value="-47.63">
            <text:p>-47.63</text:p>
          </table:table-cell>
          <table:table-cell table:number-columns-repeated="5"/>
          <table:table-cell office:value-type="float" office:value="32.97">
            <text:p>32.97</text:p>
          </table:table-cell>
          <table:table-cell office:value-type="float" office:value="-128.1">
            <text:p>-128.1</text:p>
          </table:table-cell>
          <table:table-cell office:value-type="float" office:value="-50.47">
            <text:p>-50.47</text:p>
          </table:table-cell>
          <table:table-cell office:value-type="float" office:value="-13.96">
            <text:p>-13.96</text:p>
          </table:table-cell>
          <table:table-cell office:value-type="float" office:value="-128.4">
            <text:p>-128.4</text:p>
          </table:table-cell>
          <table:table-cell office:value-type="float" office:value="-47.56">
            <text:p>-47.56</text:p>
          </table:table-cell>
          <table:table-cell office:value-type="float" office:value="-13.81">
            <text:p>-13.81</text:p>
          </table:table-cell>
          <table:table-cell office:value-type="float" office:value="-43.03">
            <text:p>-43.03</text:p>
          </table:table-cell>
          <table:table-cell office:value-type="float" office:value="-54.92">
            <text:p>-54.92</text:p>
          </table:table-cell>
          <table:table-cell office:value-type="float" office:value="36.21">
            <text:p>36.21</text:p>
          </table:table-cell>
          <table:table-cell office:value-type="float" office:value="-39.2">
            <text:p>-39.2</text:p>
          </table:table-cell>
          <table:table-cell office:value-type="float" office:value="-56.46">
            <text:p>-56.46</text:p>
          </table:table-cell>
          <table:table-cell office:value-type="float" office:value="18.42">
            <text:p>18.42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16.56">
            <text:p>16.56</text:p>
          </table:table-cell>
          <table:table-cell office:value-type="float" office:value="48">
            <text:p>48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20.55">
            <text:p>20.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20h05</text:p>
          </table:table-cell>
          <table:table-cell office:value-type="float" office:value="12">
            <text:p>12</text:p>
          </table:table-cell>
          <table:table-cell office:value-type="float" office:value="88.51">
            <text:p>88.51</text:p>
          </table:table-cell>
          <table:table-cell office:value-type="float" office:value="47.92">
            <text:p>47.92</text:p>
          </table:table-cell>
          <table:table-cell office:value-type="float" office:value="18.11">
            <text:p>18.11</text:p>
          </table:table-cell>
          <table:table-cell office:value-type="float" office:value="31.47">
            <text:p>31.47</text:p>
          </table:table-cell>
          <table:table-cell office:value-type="float" office:value="-127.5">
            <text:p>-127.5</text:p>
          </table:table-cell>
          <table:table-cell office:value-type="float" office:value="-48.8">
            <text:p>-48.8</text:p>
          </table:table-cell>
          <table:table-cell office:value-type="float" office:value="-16.3">
            <text:p>-16.3</text:p>
          </table:table-cell>
          <table:table-cell office:value-type="float" office:value="-126.4">
            <text:p>-126.4</text:p>
          </table:table-cell>
          <table:table-cell office:value-type="float" office:value="-46.6">
            <text:p>-46.6</text:p>
          </table:table-cell>
          <table:table-cell office:value-type="float" office:value="-16.8">
            <text:p>-16.8</text:p>
          </table:table-cell>
          <table:table-cell office:value-type="float" office:value="-126.4">
            <text:p>-126.4</text:p>
          </table:table-cell>
          <table:table-cell office:value-type="float" office:value="-64.7">
            <text:p>-64.7</text:p>
          </table:table-cell>
          <table:table-cell office:value-type="float" office:value="-16.3">
            <text:p>-16.3</text:p>
          </table:table-cell>
          <table:table-cell office:value-type="float" office:value="-38.03">
            <text:p>-38.03</text:p>
          </table:table-cell>
          <table:table-cell office:value-type="float" office:value="-50.9">
            <text:p>-50.9</text:p>
          </table:table-cell>
          <table:table-cell office:value-type="float" office:value="10.42">
            <text:p>10.42</text:p>
          </table:table-cell>
          <table:table-cell office:value-type="float" office:value="-94.03">
            <text:p>-94.03</text:p>
          </table:table-cell>
          <table:table-cell office:value-type="float" office:value="-46.7">
            <text:p>-46.7</text:p>
          </table:table-cell>
          <table:table-cell office:value-type="float" office:value="10.38">
            <text:p>10.38</text:p>
          </table:table-cell>
          <table:table-cell office:value-type="float" office:value="-78.24">
            <text:p>-78.24</text:p>
          </table:table-cell>
          <table:table-cell office:value-type="float" office:value="-47.2">
            <text:p>-47.2</text:p>
          </table:table-cell>
          <table:table-cell table:number-columns-repeated="5"/>
          <table:table-cell office:value-type="float" office:value="34.6">
            <text:p>34.6</text:p>
          </table:table-cell>
          <table:table-cell office:value-type="float" office:value="-128.5">
            <text:p>-128.5</text:p>
          </table:table-cell>
          <table:table-cell office:value-type="float" office:value="-49.7">
            <text:p>-49.7</text:p>
          </table:table-cell>
          <table:table-cell office:value-type="float" office:value="-14.7">
            <text:p>-14.7</text:p>
          </table:table-cell>
          <table:table-cell office:value-type="float" office:value="-128.9">
            <text:p>-128.9</text:p>
          </table:table-cell>
          <table:table-cell office:value-type="float" office:value="-49.7">
            <text:p>-49.7</text:p>
          </table:table-cell>
          <table:table-cell office:value-type="float" office:value="-12.1">
            <text:p>-12.1</text:p>
          </table:table-cell>
          <table:table-cell office:value-type="float" office:value="-48.04">
            <text:p>-48.04</text:p>
          </table:table-cell>
          <table:table-cell office:value-type="float" office:value="-56.21">
            <text:p>-56.21</text:p>
          </table:table-cell>
          <table:table-cell office:value-type="float" office:value="36.42">
            <text:p>36.42</text:p>
          </table:table-cell>
          <table:table-cell office:value-type="float" office:value="-42.2">
            <text:p>-42.2</text:p>
          </table:table-cell>
          <table:table-cell office:value-type="float" office:value="-57.61">
            <text:p>-57.61</text:p>
          </table:table-cell>
          <table:table-cell office:value-type="float" office:value="17.76">
            <text:p>17.76</text:p>
          </table:table-cell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15.72">
            <text:p>15.72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20.68">
            <text:p>20.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33">
          <table:table-cell table:number-columns-repeated="53"/>
        </table:table-row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ce3"/>
          <table:table-cell table:number-columns-repeated="24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Referenzpunk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Links oben</text:p>
          </table:table-cell>
          <table:table-cell table:number-columns-repeated="4"/>
        </table:table-row>
        <table:table-row table:style-name="ro1">
          <table:table-cell office:value-type="string">
            <text:p>Rechts oben</text:p>
          </table:table-cell>
          <table:table-cell table:number-columns-repeated="4"/>
        </table:table-row>
        <table:table-row table:style-name="ro1">
          <table:table-cell office:value-type="string">
            <text:p>Rechts unten</text:p>
          </table:table-cell>
          <table:table-cell table:number-columns-repeated="4"/>
        </table:table-row>
        <table:table-row table:style-name="ro1">
          <table:table-cell office:value-type="string">
            <text:p>Rechts unten unten</text:p>
          </table:table-cell>
          <table:table-cell table:number-columns-repeated="4"/>
        </table:table-row>
        <table:table-row table:style-name="ro1">
          <table:table-cell office:value-type="string">
            <text:p>Ball oben</text:p>
          </table:table-cell>
          <table:table-cell table:number-columns-repeated="4"/>
        </table:table-row>
        <table:table-row table:style-name="ro1">
          <table:table-cell office:value-type="string">
            <text:p>Ball unten</text:p>
          </table:table-cell>
          <table:table-cell table:number-columns-repeated="4"/>
        </table:table-row>
        <table:table-row table:style-name="ro1">
          <table:table-cell office:value-type="string">
            <text:p>Referenzpunkt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20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Dr. Ultrasound</meta:initial-creator>
    <meta:creation-date>2009-02-23T09:58:40</meta:creation-date>
    <dc:creator>Dr. Ultrasound</dc:creator>
    <dc:date>2009-02-24T20:20:52</dc:date>
    <meta:editing-cycles>22</meta:editing-cycles>
    <meta:editing-duration>PT11H9M33S</meta:editing-duration>
    <meta:user-defined meta:name="Info 1"/>
    <meta:user-defined meta:name="Info 2"/>
    <meta:user-defined meta:name="Info 3"/>
    <meta:user-defined meta:name="Info 4"/>
    <meta:document-statistic meta:table-count="3" meta:cell-count="656"/>
  </office:meta>
</office:document-meta>
</file>